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Batang" svg:font-family="Batang"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line-height="0.2083in"/>
    </style:style>
    <style:style style:name="P3" style:family="paragraph" style:parent-style-name="Standard">
      <style:paragraph-properties fo:line-height="0.2083in" fo:text-align="center" style:justify-single-word="false"/>
    </style:style>
    <style:style style:name="P4" style:family="paragraph" style:parent-style-name="Standard">
      <style:paragraph-properties fo:text-align="end" style:justify-single-word="false"/>
      <style:text-properties fo:font-size="10pt" style:font-size-asian="10pt" style:font-size-complex="10pt"/>
    </style:style>
    <style:style style:name="P5" style:family="paragraph" style:parent-style-name="Standard">
      <style:text-properties fo:font-size="12pt" style:font-size-asian="12pt"/>
    </style:style>
    <style:style style:name="P6" style:family="paragraph" style:parent-style-name="Standard">
      <style:paragraph-properties fo:line-height="0.2083in"/>
      <style:text-properties fo:font-size="12pt" style:font-size-asian="12pt"/>
    </style:style>
    <style:style style:name="P7" style:family="paragraph" style:parent-style-name="Standard">
      <style:paragraph-properties fo:line-height="0.2083in"/>
      <style:text-properties fo:font-size="8pt" style:font-size-asian="8pt" style:font-size-complex="8pt"/>
    </style:style>
    <style:style style:name="P8" style:family="paragraph" style:parent-style-name="Standard">
      <style:paragraph-properties fo:text-align="justify" style:justify-single-word="false"/>
    </style:style>
    <style:style style:name="P9" style:family="paragraph" style:parent-style-name="Standard" style:list-style-name="WWNum1">
      <style:paragraph-properties fo:line-height="150%" fo:text-align="justify" style:justify-single-word="false"/>
    </style:style>
    <style:style style:name="P10" style:family="paragraph" style:parent-style-name="Standard" style:list-style-name="WWNum1">
      <style:paragraph-properties fo:line-height="150%"/>
    </style:style>
    <style:style style:name="P11" style:family="paragraph" style:parent-style-name="Standard">
      <style:paragraph-properties fo:margin-left="0in" fo:margin-right="0in" fo:text-indent="0.5in" style:auto-text-indent="false"/>
    </style:style>
    <style:style style:name="P12" style:family="paragraph" style:parent-style-name="Heading_20_3">
      <style:paragraph-properties fo:text-align="center" style:justify-single-word="false"/>
    </style:style>
    <style:style style:name="P13" style:family="paragraph" style:parent-style-name="Header">
      <style:paragraph-properties>
        <style:tab-stops/>
      </style:paragraph-properties>
      <style:text-properties fo:font-size="8pt" style:font-size-asian="8pt"/>
    </style:style>
    <style:style style:name="P14" style:family="paragraph" style:parent-style-name="Header">
      <style:paragraph-properties>
        <style:tab-stops/>
      </style:paragraph-properties>
    </style:style>
    <style:style style:name="T1" style:family="text">
      <style:text-properties fo:font-size="14pt" fo:font-weight="bold" style:font-size-asian="14pt" style:font-weight-asian="bold" style:font-size-complex="14pt"/>
    </style:style>
    <style:style style:name="T2" style:family="text">
      <style:text-properties fo:font-weight="bold" style:font-weight-asian="bold"/>
    </style:style>
    <style:style style:name="T3" style:family="text">
      <style:text-properties fo:font-weight="bold" style:font-weight-asian="bold" style:font-weight-complex="normal"/>
    </style:style>
    <style:style style:name="T4" style:family="text">
      <style:text-properties fo:font-size="8pt" style:font-size-asian="8pt"/>
    </style:style>
    <style:style style:name="T5" style:family="text">
      <style:text-properties fo:font-size="8pt" style:font-size-asian="8pt" style:font-size-complex="8pt"/>
    </style:style>
    <style:style style:name="T6" style:family="text">
      <style:text-properties style:font-name="Tahoma" style:font-name-complex="Tahoma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3"/>
        <text:p text:style-name="P3"><text:span text:style-name="T1">RESIDENTIAL MORTGAGE SERVICES, INC.</text:span></text:p>
        <text:p text:style-name="P4"/>
        <text:p text:style-name="P3"><text:span text:style-name="T2">GIFT LETTER</text:span></text:p>
        <text:p text:style-name="P2"/>
        <text:p text:style-name="Standard">I/WE _______________________________ <text:s text:c="3"/>______________________________________</text:p>
        <text:p text:style-name="P11"><text:span text:style-name="T5">(Donor’s Name)<text:tab/><text:tab/><text:tab/><text:tab/><text:tab/>(Donor’s Address)</text:span></text:p>
        <text:p text:style-name="P5"/>
        <text:p text:style-name="Standard">THE _______________________________ <text:s text:c="2"/>_________________________</text:p>
        <text:p text:style-name="P11"><text:span text:style-name="T5">(Relationship of donor to recipient)<text:tab/><text:tab/> <text:s/>(Donors Telephone Number)</text:span></text:p>
        <text:p text:style-name="P5"/>
        <text:p text:style-name="Standard">OF ________________________________ AND I/WE HAVE GIVEN OR</text:p>
        <text:p text:style-name="P11"><text:span text:style-name="T5">(Recipient)</text:span></text:p>
        <text:p text:style-name="P5"/>
        <text:p text:style-name="Standard">WILL GIVE THE SUM OF $____________ AS A GIFT TO</text:p>
        <text:p text:style-name="Standard"/>
        <text:p text:style-name="Standard">___________________________________ TOWARDS THE PURCHASE OF</text:p>
        <text:p text:style-name="P11"><text:span text:style-name="T5">(Applicant’s Name(s))</text:span></text:p>
        <text:p text:style-name="P5"/>
        <text:p text:style-name="Standard">REAL ESTATE LOCATED AT<text:tab/>107 MARIE COURT</text:p>
        <text:p text:style-name="Standard"><text:tab/><text:tab/><text:tab/><text:tab/>NEWARK, DE 19702</text:p>
        <text:p text:style-name="P2"/>
        <text:p text:style-name="P2">I/WE HEREBY CERTIFY THAT THE ABOVE GIFT WAS OR IS GIVEN IN GOOD FAITH AND REPAYMENT OF SUCH GIFT IS NOT EXPECTED. <text:s/>I/WE CERTIFY THAT THE FUNDS GIVEN TO THE HOMEBUYER WERE NOT MADE AVAILABLE TO THE DONOR FROM ANY PERSON OR ENTITY WITH AN INTEREST IN THE SALE OF THE PROPERTY INCLUDING THE SELLER, REAL ESTATE AGENT OR BROKER, BUILDER, LOAN OFFICER, OR ANY ENTITY ASSOCIATED WITH THEM. <text:s/>THE ABOVE GIFT FUNDS HAVE BEEN/WILL BE DRAWN UPON MY ACCOUNT WITH THE FOLLOWING INSTITUTION:</text:p>
        <text:p text:style-name="P2"/>
        <text:p text:style-name="Standard">____________________________________________________</text:p>
        <text:p text:style-name="P2"><text:span text:style-name="T5">(Name of your bank)</text:span></text:p>
        <text:p text:style-name="P5"/>
        <text:p text:style-name="Standard">____________________________________________________</text:p>
        <text:p text:style-name="P2"><text:span text:style-name="T5">(Address of your bank)</text:span></text:p>
        <text:p text:style-name="P6"/>
        <text:p text:style-name="Standard">____________________________________________________</text:p>
        <text:p text:style-name="P2"><text:span text:style-name="T5">(Account Number)</text:span></text:p>
        <text:p text:style-name="P6"/>
        <text:p text:style-name="Standard">_________________________________ <text:s text:c="3"/>________________________________________</text:p>
        <text:p text:style-name="P2"><text:span text:style-name="T5">(Signature of gift donor)</text:span><text:tab/><text:span text:style-name="T5">(Date)</text:span><text:tab/><text:tab/><text:tab/><text:span text:style-name="T5">(Signature of gift donor)<text:tab/><text:tab/><text:tab/><text:tab/>(Date)</text:span></text:p>
        <text:p text:style-name="P2"/>
        <text:p text:style-name="Standard">___________________________________ ________________________________________</text:p>
        <text:p text:style-name="P2"><text:span text:style-name="T5">(KIRAN KOMIRISHETTY</text:span><text:bookmark text:name="_GoBack"/><text:span text:style-name="T5">) <text:s text:c="23"/>(Date)<text:tab/> <text:s text:c="15"/>(Borrower Signature)<text:tab/><text:tab/><text:tab/><text:tab/>(Date)</text:span></text:p>
        <text:p text:style-name="Footer"/>
      </text:section>
      <text:section text:style-name="Sect1" text:name="Section1">
        <text:p text:style-name="P7"/>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Title"><text:span text:style-name="T6">RESIDENTIAL MORTGAGE SERVICES, INC.</text:span></text:p>
        <text:p text:style-name="Standard"/>
        <text:p text:style-name="Standard"/>
        <text:p text:style-name="Standard"/>
        <text:list xml:id="list5455107774000837805" text:style-name="Outline">
          <text:list-item>
            <text:list>
              <text:list-item>
                <text:list>
                  <text:list-item>
                    <text:h text:style-name="P12" text:outline-level="3">AUDIT TRAIL FOR GIFT LETTER</text:h>
                  </text:list-item>
                </text:list>
              </text:list-item>
            </text:list>
          </text:list-item>
        </text:list>
        <text:p text:style-name="Standard"/>
        <text:p text:style-name="Standard"/>
        <text:p text:style-name="Standard"/>
        <text:p text:style-name="P8">The following instructions are being provided to ensure that the necessary audit trail is provided to document your gift. <text:s/>If you have any questions regarding the required exhibits, please contact your processor.</text:p>
        <text:p text:style-name="P8"/>
        <text:list xml:id="list1344324483225510460" text:style-name="WWNum1">
          <text:list-item>
            <text:p text:style-name="P9">Gift letter filled out and signed by both the donor and the recipient.</text:p>
          </text:list-item>
          <text:list-item>
            <text:p text:style-name="P9">Verification that the donor has sufficient funds to give the gift ;</text:p>
            <text:list>
              <text:list-item>
                <text:p text:style-name="P9">Photocopy of Donor’s bank statement or passbook with available funds.</text:p>
              </text:list-item>
            </text:list>
          </text:list-item>
          <text:list-item>
            <text:p text:style-name="P9">Verification that the funds have been withdrawn from donor’s account (one of the following);</text:p>
            <text:list>
              <text:list-item>
                <text:p text:style-name="P9">Photocopy of canceled check; or</text:p>
              </text:list-item>
              <text:list-item>
                <text:p text:style-name="P9">Photocopy of withdrawal slip with copy of Bank check</text:p>
              </text:list-item>
            </text:list>
          </text:list-item>
          <text:list-item>
            <text:p text:style-name="P9">Verification that the funds have been deposited into the recipient’s (borrower’s) account (one of the following);</text:p>
            <text:list>
              <text:list-item>
                <text:p text:style-name="P10">Photocopy of bank prinout showing deposit of funds with balance update.</text:p>
              </text:list-item>
            </text:list>
          </text:list-item>
        </text:list>
        <text:p text:style-name="Standard"/>
        <text:p text:style-name="Standard"/>
        <text:p text:style-name="P14"/>
        <text:p text:style-name="P1"><text:span text:style-name="T3">PLEASE BE SURE YOU HAVE PROVIDED ALL REQUIRED DOCUMENTATION:</text:span></text:p>
        <text:p text:style-name="P14"/>
        <text:p text:style-name="P13"/>
        <text:p text:style-name="P13"/>
        <text:p text:style-name="P13"/>
        <text:p text:style-name="P13"/>
        <text:p text:style-name="P13"/>
        <text:p text:style-name="Footer"><text:span text:style-name="T4">11b-08/07</text:span></text:p>
      </text:section>
      <text:section text:style-name="Sect1" text:name="Section2">
        <text:p text:style-name="P13"/>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Batang" svg:font-family="Batang"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name="Tahoma" fo:font-size="11pt" style:font-size-asian="11pt" style:font-name-complex="Tahoma1" style:font-size-complex="12pt" style:font-weight-complex="bold"/>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default-outline-level="" style:list-style-name="" style:class="text">
      <style:paragraph-properties fo:text-align="justify" style:justify-single-word="false"/>
      <style:text-properties fo:font-size="10pt" style:font-size-asian="10pt"/>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keep-with-next="always"/>
      <style:text-properties style:font-name="Batang" fo:font-size="16pt" style:font-size-asian="16pt"/>
    </style:style>
    <style:style style:name="Heading_20_3" style:display-name="Heading 3" style:family="paragraph" style:parent-style-name="Standard" style:next-style-name="Text_20_body" style:default-outline-level="3" style:list-style-name="Outline" style:class="text">
      <style:paragraph-properties fo:keep-with-next="always"/>
      <style:text-properties fo:font-size="12pt" fo:font-weight="bold" style:font-size-asian="12pt" style:font-weight-asian="bold" style:font-weight-complex="normal"/>
    </style:style>
    <style:style style:name="Header" style:family="paragraph" style:parent-style-name="Standard" style:default-outline-level="" style:list-style-name="" style:class="extra">
      <style:paragraph-properties text:number-lines="false" text:line-number="0">
        <style:tab-stops>
          <style:tab-stop style:position="3in" style:type="center"/>
          <style:tab-stop style:position="6in" style:type="right"/>
        </style:tab-stops>
      </style:paragraph-properties>
      <style:text-properties fo:font-size="12pt" style:font-size-asian="12pt"/>
    </style:style>
    <style:style style:name="Footer" style:family="paragraph" style:parent-style-name="Standard" style:default-outline-level="" style:list-style-name="" style:class="extra">
      <style:paragraph-properties text:number-lines="false" text:line-number="0">
        <style:tab-stops>
          <style:tab-stop style:position="3in" style:type="center"/>
          <style:tab-stop style:position="6in" style:type="right"/>
        </style:tab-stops>
      </style:paragraph-properties>
      <style:text-properties fo:font-size="12pt" style:font-size-asian="12pt"/>
    </style:style>
    <style:style style:name="Title" style:family="paragraph" style:parent-style-name="Standard" style:next-style-name="Subtitle" style:default-outline-level="" style:list-style-name="" style:class="chapter">
      <style:paragraph-properties fo:text-align="center" style:justify-single-word="false"/>
      <style:text-properties style:font-name="Times New Roman" fo:font-size="12pt" fo:font-weight="bold" style:font-size-asian="12pt" style:font-weight-asian="bold" style:font-name-complex="Times New Roman1" style:font-size-complex="10pt" style:font-weight-complex="norm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lock_20_Text" style:display-name="Block Text" style:family="paragraph" style:parent-style-name="Standard" style:default-outline-level="" style:list-style-name="">
      <style:paragraph-properties fo:margin-left="0.0835in" fo:margin-right="0.15in" fo:text-indent="0in" style:auto-text-indent="false"/>
    </style:style>
    <style:style style:name="Default_20_Paragraph_20_Font" style:display-name="Default Paragraph Font" style:family="text"/>
    <style:style style:name="Heading_20_3_20_Char" style:display-name="Heading 3 Char" style:family="text" style:parent-style-name="Default_20_Paragraph_20_Font">
      <style:text-properties style:font-name="Tahoma" fo:font-size="12pt" fo:font-weight="bold" style:font-size-asian="12pt" style:font-weight-asian="bold" style:font-name-complex="Tahoma1" style:font-size-complex="12pt"/>
    </style:style>
    <style:style style:name="Header_20_Char" style:display-name="Header Char" style:family="text" style:parent-style-name="Default_20_Paragraph_20_Font">
      <style:text-properties style:font-name="Tahoma" fo:font-size="12pt" style:font-size-asian="12pt" style:font-name-complex="Tahoma1" style:font-size-complex="12pt" style:font-weight-complex="bold"/>
    </style:style>
    <style:style style:name="Footer_20_Char" style:display-name="Footer Char" style:family="text" style:parent-style-name="Default_20_Paragraph_20_Font">
      <style:text-properties style:font-name="Tahoma" fo:font-size="12pt" style:font-size-asian="12pt" style:font-name-complex="Tahoma1" style:font-size-complex="12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2">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Header"/>
      </style:header>
      <style:header-left>
        <text:p text:style-name="Header"/>
      </style:header-left>
      <style:footer>
        <text:p text:style-name="Footer"/>
      </style:footer>
      <style:footer-left>
        <text:p text:style-name="Footer"/>
      </style:footer-left>
    </style:master-page>
    <style:master-page style:name="First_20_Page" style:display-name="First Page" style:page-layout-name="Mpm1" style:next-style-name="Standard">
      <style:header>
        <text:p text:style-name="Header"/>
      </style:header>
      <style:footer>
        <text:p text:style-name="Footer"/>
      </style:footer>
    </style:master-page>
    <style:master-page style:name="Converted1" style:page-layout-name="Mpm2">
      <style:header>
        <text:p text:style-name="Header"/>
      </style:header>
      <style:header-left>
        <text:p text:style-name="Header"/>
      </style:header-left>
      <style:footer>
        <text:p text:style-name="Footer"/>
      </style:footer>
      <style:footer-left>
        <text:p text:style-name="Footer"/>
      </style:footer-left>
    </style:master-page>
    <style:master-page style:name="Converted2"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eather A. Thomas</meta:initial-creator>
    <dc:creator>Kiran Komirishetty</dc:creator>
    <meta:editing-cycles>3</meta:editing-cycles>
    <meta:creation-date>2016-06-16T15:00:00</meta:creation-date>
    <dc:date>2017-05-17T20:51:35.32</dc:date>
    <meta:editing-duration>PT6M40S</meta:editing-duration>
    <meta:generator>OpenOffice/4.1.3$Win32 OpenOffice.org_project/413m1$Build-9783</meta:generator>
    <meta:document-statistic meta:table-count="0" meta:image-count="0" meta:object-count="0" meta:page-count="2" meta:paragraph-count="37" meta:word-count="325" meta:character-count="2476"/>
    <meta:user-defined meta:name="AppVersion">14.0000</meta:user-defined>
    <meta:user-defined meta:name="Company">Residential Mortgage Service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